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2.51pt"/>
    </style:style>
    <style:style style:family="table-column" style:name="co2">
      <style:table-column-properties fo:break-before="auto" style:column-width="90.74pt"/>
    </style:style>
    <style:style style:family="table-column" style:name="co3">
      <style:table-column-properties fo:break-before="auto" style:column-width="108.74pt"/>
    </style:style>
    <style:style style:family="table-column" style:name="co4">
      <style:table-column-properties fo:break-before="auto" style:column-width="47.25pt"/>
    </style:style>
    <style:style style:family="table-column" style:name="co5">
      <style:table-column-properties fo:break-before="auto" style:column-width="47.99pt"/>
    </style:style>
    <style:style style:family="table-row" style:name="ro1">
      <style:table-row-properties fo:break-before="auto" style:use-optimal-row-height="true" style:row-height="13.8pt"/>
    </style:style>
    <style:style style:family="table-row" style:name="ro2">
      <style:table-row-properties fo:break-before="auto" style:use-optimal-row-height="true" style:row-height="15pt"/>
    </style:style>
    <style:style style:family="table-row" style:name="ro3">
      <style:table-row-properties fo:break-before="auto" style:use-optimal-row-height="false" style:row-height="17.46pt"/>
    </style:style>
    <style:style style:family="table-row" style:name="ro4">
      <style:table-row-properties fo:break-before="auto" style:use-optimal-row-height="true" style:row-height="13.89pt"/>
    </style:style>
    <style:style style:family="table" style:name="ta1" style:master-page-name="mp1">
      <style:table-properties style:writing-mode="lr-tb" table:display="true"/>
    </style:style>
    <style:style style:data-style-name="N0" style:family="table-cell" style:parent-style-name="TL_20_RowProperty" style:name="ce1">
      <style:table-cell-properties style:text-align-source="fix" fo:border="0.06pt solid #000000" style:repeat-content="false" fo:background-color="#fa69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2">
      <style:table-cell-properties style:vertical-align="automatic" style:repeat-content="false" style:text-align-source="fix"/>
      <style:paragraph-properties fo:margin-left="0pt" fo:text-align="start"/>
    </style:style>
    <style:style style:data-style-name="N0" style:family="table-cell" style:parent-style-name="TL_20_RowHeader" style:name="ce3">
      <style:table-cell-properties fo:border-left="0.06pt solid #000000" style:text-align-source="fix" fo:border-top="0.06pt solid #000000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4">
      <style:table-cell-properties fo:border-left="0.06pt solid #000000" style:text-align-source="fix" fo:border-top="none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5">
      <style:table-cell-properties fo:border-left="0.06pt solid #000000" style:text-align-source="fix" fo:border-top="none" style:repeat-content="false" fo:background-color="#fae600" fo:border-right="none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6"/>
    <style:style style:data-style-name="N0" style:family="table-cell" style:parent-style-name="TL_20_ColHeader" style:name="ce7">
      <style:table-cell-properties style:text-align-source="fix" fo:border="0.06pt solid #000000" style:repeat-content="false" fo:background-color="#69d2e7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8">
      <style:table-cell-properties fo:border-left="none" style:text-align-source="fix" fo:border-top="0.06pt solid #000000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9">
      <style:table-cell-properties fo:border-left="none" style:text-align-source="fix" fo:border-top="none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10">
      <style:table-cell-properties fo:border-left="none" style:text-align-source="fix" fo:border-top="none" style:repeat-content="false" fo:background-color="#fae600" fo:border-right="0.06pt solid #000000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1">
      <style:table-cell-properties fo:border-left="0.06pt solid #000000" style:text-align-source="fix" fo:border-top="0.06pt solid #000000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2">
      <style:table-cell-properties fo:border-left="0.06pt solid #000000" style:text-align-source="fix" fo:border-top="none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3">
      <style:table-cell-properties fo:border-left="0.06pt solid #000000" style:text-align-source="fix" fo:border-top="none" style:repeat-content="false" fo:background-color="#c8c8a9" fo:border-right="0.06pt solid #000000" fo:border-bottom="0.06pt solid #000000" style:print-content="true" style:cell-protect="protected" style:vertical-align="automatic"/>
      <style:paragraph-properties fo:margin-left="0pt" fo:text-align="start"/>
    </style:style>
  </office:automatic-styles>
  <office:body>
    <office:spreadsheet>
      <table:calculation-settings table:use-regular-expressions="false" table:case-sensitive="false" table:automatic-find-labels="false">
        <table:iteration table:maximum-difference="0.0001"/>
      </table:calculation-settings>
      <table:table table:style-name="ta1" table:name="Sheet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 table:number-columns-repeated="1020"/>
        <table:table-column table:style-name="co5" table:default-cell-style-name="ce6"/>
        <table:table-row table:style-name="ro1">
          <table:table-cell ns42:value-type="string" table:style-name="ce1" office:value-type="string">
            <text:p>Gemeente</text:p>
          </table:table-cell>
          <table:table-cell ns42:value-type="string" table:style-name="ce7" office:value-type="string">
            <text:p>Geslacht</text:p>
          </table:table-cell>
          <table:table-cell ns42:value-type="string" table:style-name="ce7" office:value-type="string">
            <text:p>PopulatieCBS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2">
          <table:table-cell ns42:value-type="string" table:style-name="ce3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840" office:value-type="float">
            <text:p>128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3">
          <table:table-cell ns42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73" office:value-type="float">
            <text:p>63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955" office:value-type="float">
            <text:p>149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757" office:value-type="float">
            <text:p>137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16" office:value-type="float">
            <text:p>43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270" office:value-type="float">
            <text:p>142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94" office:value-type="float">
            <text:p>93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51" office:value-type="float">
            <text:p>12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293" office:value-type="float">
            <text:p>462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990" office:value-type="float">
            <text:p>359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639" office:value-type="float">
            <text:p>946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879" office:value-type="float">
            <text:p>358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00" office:value-type="float">
            <text:p>48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51" office:value-type="float">
            <text:p>17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979" office:value-type="float">
            <text:p>719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921" office:value-type="float">
            <text:p>389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3802" office:value-type="float">
            <text:p>3838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62" office:value-type="float">
            <text:p>33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16" office:value-type="float">
            <text:p>72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088" office:value-type="float">
            <text:p>770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71" office:value-type="float">
            <text:p>58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507" office:value-type="float">
            <text:p>735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829" office:value-type="float">
            <text:p>328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43" office:value-type="float">
            <text:p>83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24" office:value-type="float">
            <text:p>34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715" office:value-type="float">
            <text:p>117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144" office:value-type="float">
            <text:p>231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365" office:value-type="float">
            <text:p>263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80" office:value-type="float">
            <text:p>52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57" office:value-type="float">
            <text:p>80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94" office:value-type="float">
            <text:p>42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83" office:value-type="float">
            <text:p>69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38" office:value-type="float">
            <text:p>47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 en Dal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43" office:value-type="float">
            <text:p>48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73" office:value-type="float">
            <text:p>91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82" office:value-type="float">
            <text:p>66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(NH.)</text:p>
            <office:annotation>
              <text:p>http://purl.org/linked-data/sdmx/2009/dimension#refArea=http://www.gemeentegeschiedenis.nl/amco/114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000" office:value-type="float">
            <text:p>150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639" office:value-type="float">
            <text:p>326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546" office:value-type="float">
            <text:p>225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961" office:value-type="float">
            <text:p>149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35" office:value-type="float">
            <text:p>62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387" office:value-type="float">
            <text:p>143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739" office:value-type="float">
            <text:p>127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407" office:value-type="float">
            <text:p>194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14" office:value-type="float">
            <text:p>56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954" office:value-type="float">
            <text:p>199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369" office:value-type="float">
            <text:p>143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80" office:value-type="float">
            <text:p>98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31" office:value-type="float">
            <text:p>43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eskensgraaf en Hofwege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55" office:value-type="float">
            <text:p>104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02" office:value-type="float">
            <text:p>97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54" office:value-type="float">
            <text:p>97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degraven-Reeuwijk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40" office:value-type="float">
            <text:p>50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42" office:value-type="float">
            <text:p>37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18" office:value-type="float">
            <text:p>49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951" office:value-type="float">
            <text:p>129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93" office:value-type="float">
            <text:p>107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506" office:value-type="float">
            <text:p>115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09" office:value-type="float">
            <text:p>75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312" office:value-type="float">
            <text:p>143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017" office:value-type="float">
            <text:p>150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006" office:value-type="float">
            <text:p>850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85" office:value-type="float">
            <text:p>72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60" office:value-type="float">
            <text:p>79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706" office:value-type="float">
            <text:p>187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66" office:value-type="float">
            <text:p>104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308" office:value-type="float">
            <text:p>143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32" office:value-type="float">
            <text:p>71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082" office:value-type="float">
            <text:p>100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006" office:value-type="float">
            <text:p>130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357" office:value-type="float">
            <text:p>153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959" office:value-type="float">
            <text:p>319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911" office:value-type="float">
            <text:p>169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971" office:value-type="float">
            <text:p>179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292" office:value-type="float">
            <text:p>102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47" office:value-type="float">
            <text:p>63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310" office:value-type="float">
            <text:p>123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673" office:value-type="float">
            <text:p>136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884" office:value-type="float">
            <text:p>138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antumadiel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62" office:value-type="float">
            <text:p>96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652" office:value-type="float">
            <text:p>516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296" office:value-type="float">
            <text:p>132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926" office:value-type="float">
            <text:p>159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628" office:value-type="float">
            <text:p>486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090" office:value-type="float">
            <text:p>120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226" office:value-type="float">
            <text:p>132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88" office:value-type="float">
            <text:p>41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93" office:value-type="float">
            <text:p>56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728" office:value-type="float">
            <text:p>277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81" office:value-type="float">
            <text:p>124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191" office:value-type="float">
            <text:p>121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526" office:value-type="float">
            <text:p>585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15" office:value-type="float">
            <text:p>98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223" office:value-type="float">
            <text:p>132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303" office:value-type="float">
            <text:p>203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05" office:value-type="float">
            <text:p>90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533" office:value-type="float">
            <text:p>125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197" office:value-type="float">
            <text:p>161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322" office:value-type="float">
            <text:p>143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146" office:value-type="float">
            <text:p>531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69" office:value-type="float">
            <text:p>43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25" office:value-type="float">
            <text:p>83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37" office:value-type="float">
            <text:p>9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40" office:value-type="float">
            <text:p>57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sden-Margrate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977" office:value-type="float">
            <text:p>1099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009" office:value-type="float">
            <text:p>110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040" office:value-type="float">
            <text:p>540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93" office:value-type="float">
            <text:p>90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122" office:value-type="float">
            <text:p>801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192" office:value-type="float">
            <text:p>161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58" office:value-type="float">
            <text:p>128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690" office:value-type="float">
            <text:p>206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42" office:value-type="float">
            <text:p>45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73" office:value-type="float">
            <text:p>104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Friese Mere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Fryske Marre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68" office:value-type="float">
            <text:p>51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587" office:value-type="float">
            <text:p>105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997" office:value-type="float">
            <text:p>129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001" office:value-type="float">
            <text:p>190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625" office:value-type="float">
            <text:p>146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06" office:value-type="float">
            <text:p>89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26" office:value-type="float">
            <text:p>73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042" office:value-type="float">
            <text:p>130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33" office:value-type="float">
            <text:p>56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ree-Overflakkee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887" office:value-type="float">
            <text:p>178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04" office:value-type="float">
            <text:p>113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oise Mere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117" office:value-type="float">
            <text:p>171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738" office:value-type="float">
            <text:p>347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35" office:value-type="float">
            <text:p>50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55" office:value-type="float">
            <text:p>32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21" office:value-type="float">
            <text:p>67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hage (gemeente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4040" office:value-type="float">
            <text:p>2440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20" office:value-type="float">
            <text:p>92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ingen (gemeente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064" office:value-type="float">
            <text:p>940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56" office:value-type="float">
            <text:p>62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11" office:value-type="float">
            <text:p>73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62" office:value-type="float">
            <text:p>122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57" office:value-type="float">
            <text:p>69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260" office:value-type="float">
            <text:p>732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87" office:value-type="float">
            <text:p>26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310" office:value-type="float">
            <text:p>713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586" office:value-type="float">
            <text:p>145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016" office:value-type="float">
            <text:p>300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117" office:value-type="float">
            <text:p>221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724" office:value-type="float">
            <text:p>87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737" office:value-type="float">
            <text:p>87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88" office:value-type="float">
            <text:p>82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56" office:value-type="float">
            <text:p>79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53" office:value-type="float">
            <text:p>57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237" office:value-type="float">
            <text:p>19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324" office:value-type="float">
            <text:p>123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23" office:value-type="float">
            <text:p>90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351" office:value-type="float">
            <text:p>213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162" office:value-type="float">
            <text:p>261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122" office:value-type="float">
            <text:p>441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22" office:value-type="float">
            <text:p>77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133" office:value-type="float">
            <text:p>111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385" office:value-type="float">
            <text:p>283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842" office:value-type="float">
            <text:p>178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847" office:value-type="float">
            <text:p>198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401" office:value-type="float">
            <text:p>444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516" office:value-type="float">
            <text:p>135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116" office:value-type="float">
            <text:p>401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200" office:value-type="float">
            <text:p>692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78" office:value-type="float">
            <text:p>81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598" office:value-type="float">
            <text:p>215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75" office:value-type="float">
            <text:p>101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03" office:value-type="float">
            <text:p>76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318" office:value-type="float">
            <text:p>413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650" office:value-type="float">
            <text:p>176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llands Kroo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206" office:value-type="float">
            <text:p>272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148" office:value-type="float">
            <text:p>171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904" office:value-type="float">
            <text:p>349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130" office:value-type="float">
            <text:p>211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678" office:value-type="float">
            <text:p>236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236" office:value-type="float">
            <text:p>202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808" office:value-type="float">
            <text:p>138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765" office:value-type="float">
            <text:p>167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ag en Braassem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034" office:value-type="float">
            <text:p>130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033" office:value-type="float">
            <text:p>250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42" office:value-type="float">
            <text:p>61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894" office:value-type="float">
            <text:p>308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615" office:value-type="float">
            <text:p>236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ggenland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112" office:value-type="float">
            <text:p>111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34" office:value-type="float">
            <text:p>66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43" office:value-type="float">
            <text:p>54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923" office:value-type="float">
            <text:p>139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impenerwaard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90" office:value-type="float">
            <text:p>108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70" office:value-type="float">
            <text:p>76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762" office:value-type="float">
            <text:p>187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27" office:value-type="float">
            <text:p>49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466" office:value-type="float">
            <text:p>134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singerland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925" office:value-type="float">
            <text:p>269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21" office:value-type="float">
            <text:p>54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65" office:value-type="float">
            <text:p>95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49" office:value-type="float">
            <text:p>101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405" office:value-type="float">
            <text:p>464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24" office:value-type="float">
            <text:p>52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527" office:value-type="float">
            <text:p>575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70" office:value-type="float">
            <text:p>128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445" office:value-type="float">
            <text:p>344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522" office:value-type="float">
            <text:p>375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20" office:value-type="float">
            <text:p>69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udal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484" office:value-type="float">
            <text:p>184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001" office:value-type="float">
            <text:p>140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99" office:value-type="float">
            <text:p>48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38" office:value-type="float">
            <text:p>54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583" office:value-type="float">
            <text:p>225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159" office:value-type="float">
            <text:p>111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93" office:value-type="float">
            <text:p>33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00" office:value-type="float">
            <text:p>56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372" office:value-type="float">
            <text:p>163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67" office:value-type="float">
            <text:p>41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41" office:value-type="float">
            <text:p>113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64" office:value-type="float">
            <text:p>71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42" office:value-type="float">
            <text:p>53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77" office:value-type="float">
            <text:p>113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422" office:value-type="float">
            <text:p>194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42" office:value-type="float">
            <text:p>56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095" office:value-type="float">
            <text:p>120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gouw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137" office:value-type="float">
            <text:p>121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659" office:value-type="float">
            <text:p>156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538" office:value-type="float">
            <text:p>575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47" office:value-type="float">
            <text:p>67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36" office:value-type="float">
            <text:p>53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96" office:value-type="float">
            <text:p>53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009" office:value-type="float">
            <text:p>140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75" office:value-type="float">
            <text:p>95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79" office:value-type="float">
            <text:p>69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nameradiel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04" office:value-type="float">
            <text:p>63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836" office:value-type="float">
            <text:p>158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burg (Z.)</text:p>
            <office:annotation>
              <text:p>http://purl.org/linked-data/sdmx/2009/dimension#refArea=http://www.gemeentegeschiedenis.nl/amco/101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384" office:value-type="float">
            <text:p>233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46" office:value-type="float">
            <text:p>88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88" office:value-type="float">
            <text:p>91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751" office:value-type="float">
            <text:p>167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98" office:value-type="float">
            <text:p>55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63" office:value-type="float">
            <text:p>29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249" office:value-type="float">
            <text:p>182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lenwaard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419" office:value-type="float">
            <text:p>174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67" office:value-type="float">
            <text:p>67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66" office:value-type="float">
            <text:p>39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70" office:value-type="float">
            <text:p>31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41" office:value-type="float">
            <text:p>82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258" office:value-type="float">
            <text:p>112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17" office:value-type="float">
            <text:p>69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16" office:value-type="float">
            <text:p>84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80" office:value-type="float">
            <text:p>59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92" office:value-type="float">
            <text:p>61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194" office:value-type="float">
            <text:p>301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656" office:value-type="float">
            <text:p>136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81" office:value-type="float">
            <text:p>48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56" office:value-type="float">
            <text:p>54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792" office:value-type="float">
            <text:p>197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582" office:value-type="float">
            <text:p>785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sewaard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42" office:value-type="float">
            <text:p>37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219" office:value-type="float">
            <text:p>152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Noordoostelijke Polder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447" office:value-type="float">
            <text:p>234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11" office:value-type="float">
            <text:p>128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78" office:value-type="float">
            <text:p>78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079" office:value-type="float">
            <text:p>110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170" office:value-type="float">
            <text:p>131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55" office:value-type="float">
            <text:p>76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33" office:value-type="float">
            <text:p>109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59" office:value-type="float">
            <text:p>90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631" office:value-type="float">
            <text:p>126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ambt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453" office:value-type="float">
            <text:p>194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49" office:value-type="float">
            <text:p>114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010" office:value-type="float">
            <text:p>160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42" office:value-type="float">
            <text:p>88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670" office:value-type="float">
            <text:p>86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76" office:value-type="float">
            <text:p>39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334" office:value-type="float">
            <text:p>153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602" office:value-type="float">
            <text:p>266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13" office:value-type="float">
            <text:p>52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026" office:value-type="float">
            <text:p>130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53" office:value-type="float">
            <text:p>44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enbaar Lichaam Z.IJ.P.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54" office:value-type="float">
            <text:p>57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994" office:value-type="float">
            <text:p>149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705" office:value-type="float">
            <text:p>387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538" office:value-type="float">
            <text:p>115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922" office:value-type="float">
            <text:p>199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98" office:value-type="float">
            <text:p>63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38" office:value-type="float">
            <text:p>40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39" office:value-type="float">
            <text:p>48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857" office:value-type="float">
            <text:p>228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644" office:value-type="float">
            <text:p>156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el en Maas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896" office:value-type="float">
            <text:p>218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97" office:value-type="float">
            <text:p>64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660" office:value-type="float">
            <text:p>246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684" office:value-type="float">
            <text:p>386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768" office:value-type="float">
            <text:p>117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344" office:value-type="float">
            <text:p>183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26" office:value-type="float">
            <text:p>66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26" office:value-type="float">
            <text:p>108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210" office:value-type="float">
            <text:p>152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61" office:value-type="float">
            <text:p>23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14" office:value-type="float">
            <text:p>64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324" office:value-type="float">
            <text:p>213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91" office:value-type="float">
            <text:p>93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754" office:value-type="float">
            <text:p>217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64" office:value-type="float">
            <text:p>54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23" office:value-type="float">
            <text:p>93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617" office:value-type="float">
            <text:p>186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031" office:value-type="float">
            <text:p>220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624" office:value-type="float">
            <text:p>106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415" office:value-type="float">
            <text:p>274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040" office:value-type="float">
            <text:p>170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301" office:value-type="float">
            <text:p>383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0319" office:value-type="float">
            <text:p>3003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3" office:value-type="float">
            <text:p>7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205" office:value-type="float">
            <text:p>112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01" office:value-type="float">
            <text:p>91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26" office:value-type="float">
            <text:p>27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28" office:value-type="float">
            <text:p>46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250" office:value-type="float">
            <text:p>372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1" office:value-type="float">
            <text:p>4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507" office:value-type="float">
            <text:p>115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67" office:value-type="float">
            <text:p>67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66" office:value-type="float">
            <text:p>58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894" office:value-type="float">
            <text:p>168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39" office:value-type="float">
            <text:p>54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51" office:value-type="float">
            <text:p>60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115" office:value-type="float">
            <text:p>141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90" office:value-type="float">
            <text:p>88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568" office:value-type="float">
            <text:p>465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728" office:value-type="float">
            <text:p>137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10" office:value-type="float">
            <text:p>118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32" office:value-type="float">
            <text:p>79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769" office:value-type="float">
            <text:p>117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uis (oud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492" office:value-type="float">
            <text:p>274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542" office:value-type="float">
            <text:p>165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121" office:value-type="float">
            <text:p>221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89" office:value-type="float">
            <text:p>92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38" office:value-type="float">
            <text:p>77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440" office:value-type="float">
            <text:p>354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. Anthonis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350" office:value-type="float">
            <text:p>163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15" office:value-type="float">
            <text:p>83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10" office:value-type="float">
            <text:p>108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681" office:value-type="float">
            <text:p>116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668" office:value-type="float">
            <text:p>216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in (L.)</text:p>
            <office:annotation>
              <text:p>http://purl.org/linked-data/sdmx/2009/dimension#refArea=http://www.gemeentegeschiedenis.nl/amco/113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20" office:value-type="float">
            <text:p>128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ichtse Vecht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31" office:value-type="float">
            <text:p>44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údwest-Fryslâ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295" office:value-type="float">
            <text:p>272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87" office:value-type="float">
            <text:p>24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04" office:value-type="float">
            <text:p>68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875" office:value-type="float">
            <text:p>178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785" office:value-type="float">
            <text:p>127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446" office:value-type="float">
            <text:p>204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2366" office:value-type="float">
            <text:p>1023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45" office:value-type="float">
            <text:p>107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dderen (Drostambt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071" office:value-type="float">
            <text:p>170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942" office:value-type="float">
            <text:p>159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047" office:value-type="float">
            <text:p>160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03" office:value-type="float">
            <text:p>46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224" office:value-type="float">
            <text:p>202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55" office:value-type="float">
            <text:p>64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856" office:value-type="float">
            <text:p>138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34" office:value-type="float">
            <text:p>94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trecht (gemeente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0571" office:value-type="float">
            <text:p>1505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540" office:value-type="float">
            <text:p>235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20" office:value-type="float">
            <text:p>48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41" office:value-type="float">
            <text:p>84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125" office:value-type="float">
            <text:p>151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884" office:value-type="float">
            <text:p>138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565" office:value-type="float">
            <text:p>305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54" office:value-type="float">
            <text:p>109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845" office:value-type="float">
            <text:p>188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750" office:value-type="float">
            <text:p>217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294" office:value-type="float">
            <text:p>332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408" office:value-type="float">
            <text:p>494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518" office:value-type="float">
            <text:p>215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06" office:value-type="float">
            <text:p>97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798" office:value-type="float">
            <text:p>347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23" office:value-type="float">
            <text:p>81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6" office:value-type="float">
            <text:p>5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192" office:value-type="float">
            <text:p>221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87" office:value-type="float">
            <text:p>48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99" office:value-type="float">
            <text:p>62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55" office:value-type="float">
            <text:p>114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37" office:value-type="float">
            <text:p>118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751" office:value-type="float">
            <text:p>127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26" office:value-type="float">
            <text:p>81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994" office:value-type="float">
            <text:p>229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612" office:value-type="float">
            <text:p>126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589" office:value-type="float">
            <text:p>17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97" office:value-type="float">
            <text:p>122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60" office:value-type="float">
            <text:p>85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316" office:value-type="float">
            <text:p>243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709" office:value-type="float">
            <text:p>87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169" office:value-type="float">
            <text:p>131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48" office:value-type="float">
            <text:p>44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50" office:value-type="float">
            <text:p>91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57" office:value-type="float">
            <text:p>96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00" office:value-type="float">
            <text:p>76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688" office:value-type="float">
            <text:p>496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945" office:value-type="float">
            <text:p>129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46" office:value-type="float">
            <text:p>69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36" office:value-type="float">
            <text:p>118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48" office:value-type="float">
            <text:p>43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70" office:value-type="float">
            <text:p>63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967" office:value-type="float">
            <text:p>199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97" office:value-type="float">
            <text:p>113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46" office:value-type="float">
            <text:p>114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05" office:value-type="float">
            <text:p>70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409" office:value-type="float">
            <text:p>144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02" office:value-type="float">
            <text:p>109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627" office:value-type="float">
            <text:p>246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42" office:value-type="float">
            <text:p>118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03" office:value-type="float">
            <text:p>79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04" office:value-type="float">
            <text:p>60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26" office:value-type="float">
            <text:p>72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63" office:value-type="float">
            <text:p>60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52" office:value-type="float">
            <text:p>82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544" office:value-type="float">
            <text:p>725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299" office:value-type="float">
            <text:p>132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10" office:value-type="float">
            <text:p>80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32" office:value-type="float">
            <text:p>66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74" office:value-type="float">
            <text:p>31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19" office:value-type="float">
            <text:p>107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324" office:value-type="float">
            <text:p>293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854" office:value-type="float">
            <text:p>158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51" office:value-type="float">
            <text:p>58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736" office:value-type="float">
            <text:p>597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44" office:value-type="float">
            <text:p>40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80" office:value-type="float">
            <text:p>92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plas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122" office:value-type="float">
            <text:p>201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07" office:value-type="float">
            <text:p>108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963" office:value-type="float">
            <text:p>229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149" office:value-type="float">
            <text:p>111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622" office:value-type="float">
            <text:p>216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697" office:value-type="float">
            <text:p>586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945" office:value-type="float">
            <text:p>129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12" office:value-type="float">
            <text:p>63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234" office:value-type="float">
            <text:p>152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82" office:value-type="float">
            <text:p>136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75" office:value-type="float">
            <text:p>44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853" office:value-type="float">
            <text:p>138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814" office:value-type="float">
            <text:p>98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423" office:value-type="float">
            <text:p>124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643" office:value-type="float">
            <text:p>476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609" office:value-type="float">
            <text:p>366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016" office:value-type="float">
            <text:p>960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801" office:value-type="float">
            <text:p>368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66" office:value-type="float">
            <text:p>46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52" office:value-type="float">
            <text:p>17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613" office:value-type="float">
            <text:p>746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875" office:value-type="float">
            <text:p>428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6006" office:value-type="float">
            <text:p>3960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56" office:value-type="float">
            <text:p>31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44" office:value-type="float">
            <text:p>70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111" office:value-type="float">
            <text:p>791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19" office:value-type="float">
            <text:p>62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563" office:value-type="float">
            <text:p>745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348" office:value-type="float">
            <text:p>343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53" office:value-type="float">
            <text:p>79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80" office:value-type="float">
            <text:p>32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664" office:value-type="float">
            <text:p>126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687" office:value-type="float">
            <text:p>236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661" office:value-type="float">
            <text:p>266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15" office:value-type="float">
            <text:p>52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91" office:value-type="float">
            <text:p>84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79" office:value-type="float">
            <text:p>42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61" office:value-type="float">
            <text:p>68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64" office:value-type="float">
            <text:p>46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 en Dal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58" office:value-type="float">
            <text:p>49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00" office:value-type="float">
            <text:p>89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68" office:value-type="float">
            <text:p>66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(NH.)</text:p>
            <office:annotation>
              <text:p>http://purl.org/linked-data/sdmx/2009/dimension#refArea=http://www.gemeentegeschiedenis.nl/amco/114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868" office:value-type="float">
            <text:p>158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435" office:value-type="float">
            <text:p>334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317" office:value-type="float">
            <text:p>223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767" office:value-type="float">
            <text:p>147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69" office:value-type="float">
            <text:p>61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423" office:value-type="float">
            <text:p>144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768" office:value-type="float">
            <text:p>127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922" office:value-type="float">
            <text:p>199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23" office:value-type="float">
            <text:p>53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095" office:value-type="float">
            <text:p>220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598" office:value-type="float">
            <text:p>145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06" office:value-type="float">
            <text:p>95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28" office:value-type="float">
            <text:p>46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eskensgraaf en Hofwege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584" office:value-type="float">
            <text:p>115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96" office:value-type="float">
            <text:p>95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78" office:value-type="float">
            <text:p>96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degraven-Reeuwijk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25" office:value-type="float">
            <text:p>48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12" office:value-type="float">
            <text:p>37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56" office:value-type="float">
            <text:p>50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990" office:value-type="float">
            <text:p>129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764" office:value-type="float">
            <text:p>107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01" office:value-type="float">
            <text:p>112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36" office:value-type="float">
            <text:p>75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270" office:value-type="float">
            <text:p>142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263" office:value-type="float">
            <text:p>152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593" office:value-type="float">
            <text:p>895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51" office:value-type="float">
            <text:p>74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018" office:value-type="float">
            <text:p>80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971" office:value-type="float">
            <text:p>189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753" office:value-type="float">
            <text:p>107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067" office:value-type="float">
            <text:p>150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05" office:value-type="float">
            <text:p>73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029" office:value-type="float">
            <text:p>100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007" office:value-type="float">
            <text:p>130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053" office:value-type="float">
            <text:p>170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145" office:value-type="float">
            <text:p>341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682" office:value-type="float">
            <text:p>176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096" office:value-type="float">
            <text:p>180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079" office:value-type="float">
            <text:p>100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42" office:value-type="float">
            <text:p>64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270" office:value-type="float">
            <text:p>122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911" office:value-type="float">
            <text:p>139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429" office:value-type="float">
            <text:p>134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antumadiel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48" office:value-type="float">
            <text:p>96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038" office:value-type="float">
            <text:p>460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271" office:value-type="float">
            <text:p>132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750" office:value-type="float">
            <text:p>157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109" office:value-type="float">
            <text:p>501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922" office:value-type="float">
            <text:p>129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41" office:value-type="float">
            <text:p>128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20" office:value-type="float">
            <text:p>42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43" office:value-type="float">
            <text:p>59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309" office:value-type="float">
            <text:p>283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620" office:value-type="float">
            <text:p>126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101" office:value-type="float">
            <text:p>121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284" office:value-type="float">
            <text:p>602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20" office:value-type="float">
            <text:p>95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254" office:value-type="float">
            <text:p>132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861" office:value-type="float">
            <text:p>198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92" office:value-type="float">
            <text:p>90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017" office:value-type="float">
            <text:p>130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067" office:value-type="float">
            <text:p>160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261" office:value-type="float">
            <text:p>142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139" office:value-type="float">
            <text:p>551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76" office:value-type="float">
            <text:p>44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032" office:value-type="float">
            <text:p>80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29" office:value-type="float">
            <text:p>89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25" office:value-type="float">
            <text:p>58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sden-Margrate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059" office:value-type="float">
            <text:p>1060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301" office:value-type="float">
            <text:p>113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219" office:value-type="float">
            <text:p>552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80" office:value-type="float">
            <text:p>90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716" office:value-type="float">
            <text:p>777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683" office:value-type="float">
            <text:p>166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275" office:value-type="float">
            <text:p>132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110" office:value-type="float">
            <text:p>211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22" office:value-type="float">
            <text:p>43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282" office:value-type="float">
            <text:p>102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Friese Mere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Fryske Marre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57" office:value-type="float">
            <text:p>50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720" office:value-type="float">
            <text:p>107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227" office:value-type="float">
            <text:p>132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388" office:value-type="float">
            <text:p>193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281" office:value-type="float">
            <text:p>142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77" office:value-type="float">
            <text:p>84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101" office:value-type="float">
            <text:p>71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722" office:value-type="float">
            <text:p>127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76" office:value-type="float">
            <text:p>57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ree-Overflakkee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778" office:value-type="float">
            <text:p>187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503" office:value-type="float">
            <text:p>115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oise Mere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778" office:value-type="float">
            <text:p>177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309" office:value-type="float">
            <text:p>363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72" office:value-type="float">
            <text:p>47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28" office:value-type="float">
            <text:p>32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10" office:value-type="float">
            <text:p>63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hage (gemeente)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1043" office:value-type="float">
            <text:p>2510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50" office:value-type="float">
            <text:p>96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ingen (gemeente)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927" office:value-type="float">
            <text:p>959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53" office:value-type="float">
            <text:p>59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185" office:value-type="float">
            <text:p>71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186" office:value-type="float">
            <text:p>121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73" office:value-type="float">
            <text:p>66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410" office:value-type="float">
            <text:p>774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45" office:value-type="float">
            <text:p>27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064" office:value-type="float">
            <text:p>720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706" office:value-type="float">
            <text:p>147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267" office:value-type="float">
            <text:p>292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815" office:value-type="float">
            <text:p>228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11" office:value-type="float">
            <text:p>88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78" office:value-type="float">
            <text:p>97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91" office:value-type="float">
            <text:p>78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22" office:value-type="float">
            <text:p>79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09" office:value-type="float">
            <text:p>60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969" office:value-type="float">
            <text:p>199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973" office:value-type="float">
            <text:p>139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77" office:value-type="float">
            <text:p>92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103" office:value-type="float">
            <text:p>221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823" office:value-type="float">
            <text:p>258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090" office:value-type="float">
            <text:p>450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73" office:value-type="float">
            <text:p>75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447" office:value-type="float">
            <text:p>114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822" office:value-type="float">
            <text:p>288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905" office:value-type="float">
            <text:p>179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892" office:value-type="float">
            <text:p>198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159" office:value-type="float">
            <text:p>441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100" office:value-type="float">
            <text:p>141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631" office:value-type="float">
            <text:p>406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1586" office:value-type="float">
            <text:p>715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16" office:value-type="float">
            <text:p>83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521" office:value-type="float">
            <text:p>215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52" office:value-type="float">
            <text:p>104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32" office:value-type="float">
            <text:p>74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666" office:value-type="float">
            <text:p>436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923" office:value-type="float">
            <text:p>179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llands Kroo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638" office:value-type="float">
            <text:p>276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666" office:value-type="float">
            <text:p>176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793" office:value-type="float">
            <text:p>357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684" office:value-type="float">
            <text:p>206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257" office:value-type="float">
            <text:p>242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490" office:value-type="float">
            <text:p>214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911" office:value-type="float">
            <text:p>139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583" office:value-type="float">
            <text:p>175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ag en Braassem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710" office:value-type="float">
            <text:p>127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370" office:value-type="float">
            <text:p>253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23" office:value-type="float">
            <text:p>62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150" office:value-type="float">
            <text:p>311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794" office:value-type="float">
            <text:p>237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ggenland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970" office:value-type="float">
            <text:p>109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96" office:value-type="float">
            <text:p>62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05" office:value-type="float">
            <text:p>54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703" office:value-type="float">
            <text:p>147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impenerwaard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42" office:value-type="float">
            <text:p>106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71" office:value-type="float">
            <text:p>72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424" office:value-type="float">
            <text:p>194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26" office:value-type="float">
            <text:p>53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531" office:value-type="float">
            <text:p>135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singerland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165" office:value-type="float">
            <text:p>271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97" office:value-type="float">
            <text:p>59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68" office:value-type="float">
            <text:p>97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543" office:value-type="float">
            <text:p>105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433" office:value-type="float">
            <text:p>484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53" office:value-type="float">
            <text:p>51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388" office:value-type="float">
            <text:p>603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739" office:value-type="float">
            <text:p>137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623" office:value-type="float">
            <text:p>376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589" office:value-type="float">
            <text:p>37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01" office:value-type="float">
            <text:p>67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udal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116" office:value-type="float">
            <text:p>181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608" office:value-type="float">
            <text:p>146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47" office:value-type="float">
            <text:p>48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40" office:value-type="float">
            <text:p>54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006" office:value-type="float">
            <text:p>230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526" office:value-type="float">
            <text:p>115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92" office:value-type="float">
            <text:p>32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98" office:value-type="float">
            <text:p>53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906" office:value-type="float">
            <text:p>169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95" office:value-type="float">
            <text:p>43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632" office:value-type="float">
            <text:p>116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57" office:value-type="float">
            <text:p>69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36" office:value-type="float">
            <text:p>51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87" office:value-type="float">
            <text:p>112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330" office:value-type="float">
            <text:p>203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12" office:value-type="float">
            <text:p>56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875" office:value-type="float">
            <text:p>118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gouw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135" office:value-type="float">
            <text:p>121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251" office:value-type="float">
            <text:p>16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126" office:value-type="float">
            <text:p>621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28" office:value-type="float">
            <text:p>66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65" office:value-type="float">
            <text:p>51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75" office:value-type="float">
            <text:p>50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18" office:value-type="float">
            <text:p>136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20" office:value-type="float">
            <text:p>99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95" office:value-type="float">
            <text:p>67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nameradiel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81" office:value-type="float">
            <text:p>60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675" office:value-type="float">
            <text:p>166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burg (Z.)</text:p>
            <office:annotation>
              <text:p>http://purl.org/linked-data/sdmx/2009/dimension#refArea=http://www.gemeentegeschiedenis.nl/amco/101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646" office:value-type="float">
            <text:p>246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04" office:value-type="float">
            <text:p>92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66" office:value-type="float">
            <text:p>89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830" office:value-type="float">
            <text:p>168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02" office:value-type="float">
            <text:p>54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58" office:value-type="float">
            <text:p>29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298" office:value-type="float">
            <text:p>182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lenwaard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557" office:value-type="float">
            <text:p>175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33" office:value-type="float">
            <text:p>67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81" office:value-type="float">
            <text:p>39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29" office:value-type="float">
            <text:p>33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44" office:value-type="float">
            <text:p>89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362" office:value-type="float">
            <text:p>113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77" office:value-type="float">
            <text:p>70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62" office:value-type="float">
            <text:p>82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63" office:value-type="float">
            <text:p>58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30" office:value-type="float">
            <text:p>60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753" office:value-type="float">
            <text:p>307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332" office:value-type="float">
            <text:p>133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60" office:value-type="float">
            <text:p>46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15" office:value-type="float">
            <text:p>55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996" office:value-type="float">
            <text:p>199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641" office:value-type="float">
            <text:p>856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sewaard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32" office:value-type="float">
            <text:p>37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575" office:value-type="float">
            <text:p>155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Noordoostelijke Polder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806" office:value-type="float">
            <text:p>228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627" office:value-type="float">
            <text:p>126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23" office:value-type="float">
            <text:p>77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163" office:value-type="float">
            <text:p>111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515" office:value-type="float">
            <text:p>135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40" office:value-type="float">
            <text:p>79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834" office:value-type="float">
            <text:p>118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786" office:value-type="float">
            <text:p>87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090" office:value-type="float">
            <text:p>130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ambt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943" office:value-type="float">
            <text:p>199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10" office:value-type="float">
            <text:p>112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166" office:value-type="float">
            <text:p>161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60" office:value-type="float">
            <text:p>86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59" office:value-type="float">
            <text:p>86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40" office:value-type="float">
            <text:p>40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779" office:value-type="float">
            <text:p>147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470" office:value-type="float">
            <text:p>274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93" office:value-type="float">
            <text:p>51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978" office:value-type="float">
            <text:p>129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61" office:value-type="float">
            <text:p>46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enbaar Lichaam Z.IJ.P.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66" office:value-type="float">
            <text:p>56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997" office:value-type="float">
            <text:p>149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811" office:value-type="float">
            <text:p>388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998" office:value-type="float">
            <text:p>119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000" office:value-type="float">
            <text:p>200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48" office:value-type="float">
            <text:p>67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03" office:value-type="float">
            <text:p>41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76" office:value-type="float">
            <text:p>49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096" office:value-type="float">
            <text:p>230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239" office:value-type="float">
            <text:p>162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el en Maas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292" office:value-type="float">
            <text:p>212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57" office:value-type="float">
            <text:p>64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626" office:value-type="float">
            <text:p>246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509" office:value-type="float">
            <text:p>405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978" office:value-type="float">
            <text:p>119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344" office:value-type="float">
            <text:p>183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70" office:value-type="float">
            <text:p>66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788" office:value-type="float">
            <text:p>107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349" office:value-type="float">
            <text:p>163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91" office:value-type="float">
            <text:p>23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92" office:value-type="float">
            <text:p>61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658" office:value-type="float">
            <text:p>226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60" office:value-type="float">
            <text:p>95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135" office:value-type="float">
            <text:p>231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46" office:value-type="float">
            <text:p>55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42" office:value-type="float">
            <text:p>91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816" office:value-type="float">
            <text:p>188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640" office:value-type="float">
            <text:p>246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15" office:value-type="float">
            <text:p>106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180" office:value-type="float">
            <text:p>281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173" office:value-type="float">
            <text:p>171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240" office:value-type="float">
            <text:p>392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0067" office:value-type="float">
            <text:p>3100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9" office:value-type="float">
            <text:p>7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25" office:value-type="float">
            <text:p>112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70" office:value-type="float">
            <text:p>95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33" office:value-type="float">
            <text:p>26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99" office:value-type="float">
            <text:p>46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468" office:value-type="float">
            <text:p>384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6" office:value-type="float">
            <text:p>4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537" office:value-type="float">
            <text:p>115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41" office:value-type="float">
            <text:p>66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56" office:value-type="float">
            <text:p>60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309" office:value-type="float">
            <text:p>173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14" office:value-type="float">
            <text:p>55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45" office:value-type="float">
            <text:p>57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999" office:value-type="float">
            <text:p>139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28" office:value-type="float">
            <text:p>89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246" office:value-type="float">
            <text:p>482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48" office:value-type="float">
            <text:p>136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251" office:value-type="float">
            <text:p>12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14" office:value-type="float">
            <text:p>76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210" office:value-type="float">
            <text:p>122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uis (oud)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944" office:value-type="float">
            <text:p>279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031" office:value-type="float">
            <text:p>170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490" office:value-type="float">
            <text:p>234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28" office:value-type="float">
            <text:p>90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15" office:value-type="float">
            <text:p>79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804" office:value-type="float">
            <text:p>368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. Anthonis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772" office:value-type="float">
            <text:p>167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64" office:value-type="float">
            <text:p>78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592" office:value-type="float">
            <text:p>105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592" office:value-type="float">
            <text:p>115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613" office:value-type="float">
            <text:p>216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in (L.)</text:p>
            <office:annotation>
              <text:p>http://purl.org/linked-data/sdmx/2009/dimension#refArea=http://www.gemeentegeschiedenis.nl/amco/113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89" office:value-type="float">
            <text:p>128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ichtse Vecht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37" office:value-type="float">
            <text:p>44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údwest-Fryslâ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528" office:value-type="float">
            <text:p>275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34" office:value-type="float">
            <text:p>22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24" office:value-type="float">
            <text:p>69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937" office:value-type="float">
            <text:p>179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704" office:value-type="float">
            <text:p>127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735" office:value-type="float">
            <text:p>207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3874" office:value-type="float">
            <text:p>1038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26" office:value-type="float">
            <text:p>104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dderen (Drostambt)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656" office:value-type="float">
            <text:p>166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508" office:value-type="float">
            <text:p>165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131" office:value-type="float">
            <text:p>161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55" office:value-type="float">
            <text:p>47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497" office:value-type="float">
            <text:p>204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64" office:value-type="float">
            <text:p>63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258" office:value-type="float">
            <text:p>142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44" office:value-type="float">
            <text:p>92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trecht (gemeente)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0796" office:value-type="float">
            <text:p>1607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186" office:value-type="float">
            <text:p>251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85" office:value-type="float">
            <text:p>49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83" office:value-type="float">
            <text:p>85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497" office:value-type="float">
            <text:p>154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097" office:value-type="float">
            <text:p>140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702" office:value-type="float">
            <text:p>317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972" office:value-type="float">
            <text:p>109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631" office:value-type="float">
            <text:p>186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842" office:value-type="float">
            <text:p>218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053" office:value-type="float">
            <text:p>340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385" office:value-type="float">
            <text:p>503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266" office:value-type="float">
            <text:p>212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77" office:value-type="float">
            <text:p>99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471" office:value-type="float">
            <text:p>364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67" office:value-type="float">
            <text:p>81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5" office:value-type="float">
            <text:p>5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344" office:value-type="float">
            <text:p>223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19" office:value-type="float">
            <text:p>49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65" office:value-type="float">
            <text:p>63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410" office:value-type="float">
            <text:p>124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866" office:value-type="float">
            <text:p>118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903" office:value-type="float">
            <text:p>129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56" office:value-type="float">
            <text:p>83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217" office:value-type="float">
            <text:p>232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725" office:value-type="float">
            <text:p>127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053" office:value-type="float">
            <text:p>190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533" office:value-type="float">
            <text:p>135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80" office:value-type="float">
            <text:p>85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247" office:value-type="float">
            <text:p>242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78" office:value-type="float">
            <text:p>92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84" office:value-type="float">
            <text:p>131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98" office:value-type="float">
            <text:p>42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51" office:value-type="float">
            <text:p>91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08" office:value-type="float">
            <text:p>97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36" office:value-type="float">
            <text:p>77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088" office:value-type="float">
            <text:p>500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901" office:value-type="float">
            <text:p>129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46" office:value-type="float">
            <text:p>70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794" office:value-type="float">
            <text:p>117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71" office:value-type="float">
            <text:p>42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06" office:value-type="float">
            <text:p>62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540" office:value-type="float">
            <text:p>205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915" office:value-type="float">
            <text:p>119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669" office:value-type="float">
            <text:p>116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49" office:value-type="float">
            <text:p>70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617" office:value-type="float">
            <text:p>146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780" office:value-type="float">
            <text:p>107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121" office:value-type="float">
            <text:p>251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795" office:value-type="float">
            <text:p>117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98" office:value-type="float">
            <text:p>78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04" office:value-type="float">
            <text:p>60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197" office:value-type="float">
            <text:p>71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86" office:value-type="float">
            <text:p>57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26" office:value-type="float">
            <text:p>78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396" office:value-type="float">
            <text:p>743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344" office:value-type="float">
            <text:p>133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22" office:value-type="float">
            <text:p>86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10" office:value-type="float">
            <text:p>67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76" office:value-type="float">
            <text:p>31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387" office:value-type="float">
            <text:p>103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500" office:value-type="float">
            <text:p>315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380" office:value-type="float">
            <text:p>163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26" office:value-type="float">
            <text:p>57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175" office:value-type="float">
            <text:p>621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86" office:value-type="float">
            <text:p>40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51" office:value-type="float">
            <text:p>93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plas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399" office:value-type="float">
            <text:p>203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356" office:value-type="float">
            <text:p>103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121" office:value-type="float">
            <text:p>241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869" office:value-type="float">
            <text:p>108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823" office:value-type="float">
            <text:p>228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658" office:value-type="float">
            <text:p>616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table:style-name="ce5"/>
          <table:table-cell table:style-name="ce10"/>
          <table:table-cell table:style-name="ce13"/>
          <table:table-cell table:number-columns-repeated="1021"/>
        </table:table-row>
        <table:table-row table:style-name="ro4" table:number-rows-repeated="10462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6pt"/>
      <style:text-properties fo:language="en" style:font-name="Liberation Sans" fo:country="US" style:language-complex="hi" style:language-asian="zh" style:country-complex="IN" style:country-asian="CN" style:font-name-asian="Tahoma" style:font-name-complex="Tahoma"/>
    </style:default-style>
    <number:number-style style:name="N0">
      <number:number number:min-integer-digits="1"/>
    </number:number-style>
    <number:currency-style style:volatile="true" number:country="US" style:name="N10104P0" number:language="en">
      <number:currency-symbol number:country="US" number:language="en">$</number:currency-symbol>
      <number:number number:grouping="true" number:decimal-places="2" number:min-integer-digits="1"/>
    </number:currency-style>
    <number:currency-style number:country="US" style:name="N10104" number:language="en">
      <style:text-properties fo:color="#ff0000"/>
      <number:text>-</number:text>
      <number:currency-symbol number:country="US" number:language="en">$</number:currency-symbol>
      <number:number number:grouping="true" number:decimal-places="2" number:min-integer-digits="1"/>
      <style:map style:condition="value()&gt;=0" style:apply-style-name="N10104P0"/>
    </number:currency-style>
    <number:currency-style number:country="US" style:name="N10120" number:language="en">
      <number:currency-symbol number:country="US" number:language="en">$</number:currency-symbol>
      <number:number number:grouping="true" number:decimal-places="2" number:min-integer-digits="1"/>
    </number:currency-style>
    <style:style style:data-style-name="N0" style:family="table-cell" style:name="Default">
      <style:table-cell-properties style:vertical-align="automatic" fo:background-color="transparent"/>
      <style:text-properties style:font-name="Calibri" style:font-size-complex="11pt" fo:color="#000000" style:font-family-complex="Calibri" style:font-size-asian="11pt" style:font-name-complex="Calibri" style:font-family-asian="Calibri" fo:font-size="11pt" style:font-name-asian="Calibri" fo:font-family="Calibri"/>
    </style:style>
    <style:style style:data-style-name="N0" style:family="table-cell" style:parent-style-name="Default" style:name="Result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10104" style:family="table-cell" style:parent-style-name="Default" style:name="Result2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0" style:family="table-cell" style:parent-style-name="Default" style:name="Heading">
      <style:table-cell-properties style:vertical-align="automatic" style:repeat-content="false" fo:background-color="transparent" style:text-align-source="fix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Heading1">
      <style:table-cell-properties style:vertical-align="automatic" style:repeat-content="false" fo:background-color="transparent" style:text-align-source="fix" style:rotation-angle="90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TabLinker">
      <style:table-cell-properties style:vertical-align="automatic" fo:background-color="transparent"/>
    </style:style>
    <style:style style:data-style-name="N0" style:family="table-cell" style:parent-style-name="Default" style:name="TL_20_ColHeader" style:display-name="TL ColHeader">
      <style:table-cell-properties style:vertical-align="automatic" fo:background-color="#69d2e7"/>
    </style:style>
    <style:style style:data-style-name="N0" style:family="table-cell" style:parent-style-name="Default" style:name="TL_20_Data" style:display-name="TL Data">
      <style:table-cell-properties style:vertical-align="automatic" fo:background-color="#c8c8a9"/>
    </style:style>
    <style:style style:data-style-name="N0" style:family="table-cell" style:parent-style-name="Default" style:name="TL_20_RowHeader" style:display-name="TL RowHeader">
      <style:table-cell-properties style:vertical-align="automatic" fo:background-color="#fae600"/>
    </style:style>
    <style:style style:data-style-name="N0" style:family="table-cell" style:parent-style-name="Default" style:name="TL_20_RowProperty" style:display-name="TL RowProperty">
      <style:table-cell-properties style:vertical-align="automatic" fo:background-color="#fa6900"/>
    </style:style>
  </office:styles>
  <office:automatic-styles>
    <style:page-layout style:name="Mpm1">
      <style:page-layout-properties style:writing-mode="lr-tb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0.4pt" style:print="charts drawings objects" fo:margin-top="54pt" fo:margin-left="50.4pt" style:print-page-order="ttb" style:num-format="1" style:print-orientation="portrait" style:scale-to="100%" fo:margin-bottom="54pt" style:first-page-number="continue"/>
      <style:header-style>
        <style:header-footer-properties fo:margin-left="0pt" fo:margin-right="0pt" fo:margin-bottom="0pt" fo:min-height="28.35pt"/>
      </style:header-style>
      <style:footer-style>
        <style:header-footer-properties fo:margin-left="0pt" fo:margin-right="0pt" fo:min-height="28.35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Ashkan Ashkpour</meta:initial-creator>
    <meta:creation-date>2017-12-07T12:17:16Z</meta:creation-date>
    <dc:date>2017-12-08T13:37:37.659748000</dc:date>
    <meta:editing-cycles>3</meta:editing-cycles>
    <meta:editing-duration>PT8M12S</meta:editing-duration>
    <meta:document-statistic meta:object-count="0" meta:cell-count="5523" meta:table-count="1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37df58ef-2f7f-4886-afb8-d34d3b0d0029</meta:user-defined>
    <meta:generator>ODFPY/1.3.5</meta:generator>
  </office:meta>
</office:document-meta>
</file>